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0ccf" officeooo:paragraph-rsid="00100c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st</text:p>
      <text:p text:style-name="P1"/>
      <text:p text:style-name="P1">tsttaest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k Chesterman</meta:initial-creator>
    <meta:creation-date>2023-04-18T21:06:46.581008546</meta:creation-date>
    <dc:date>2023-04-18T21:08:51.817408517</dc:date>
    <dc:creator>Mick Chesterman</dc:creator>
    <meta:editing-duration>PT2M6S</meta:editing-duration>
    <meta:editing-cycles>1</meta:editing-cycles>
    <meta:document-statistic meta:table-count="0" meta:image-count="0" meta:object-count="0" meta:page-count="1" meta:paragraph-count="2" meta:word-count="2" meta:character-count="11" meta:non-whitespace-character-count="11"/>
    <meta:generator>LibreOffice/7.3.7.2$Linux_X86_64 LibreOffice_project/30$Build-2</meta:generator>
  </office:meta>
</office:document-meta>
</file>